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3e9"/>
    </style:style>
    <style:style style:name="P2" style:family="paragraph" style:parent-style-name="Standard">
      <style:text-properties officeooo:rsid="001fd3e9" officeooo:paragraph-rsid="001fd3e9"/>
    </style:style>
    <style:style style:name="P3" style:family="paragraph" style:parent-style-name="Standard" style:list-style-name="L1">
      <style:text-properties officeooo:rsid="001fd3e9" officeooo:paragraph-rsid="001fd3e9"/>
    </style:style>
    <style:style style:name="P4" style:family="paragraph" style:parent-style-name="Standard">
      <style:text-properties officeooo:rsid="001fd3e9" officeooo:paragraph-rsid="00212e58"/>
    </style:style>
    <style:style style:name="P5" style:family="paragraph" style:parent-style-name="Standard">
      <style:text-properties fo:font-weight="bold" officeooo:rsid="001fd3e9" style:font-weight-asian="bold" style:font-weight-complex="bold"/>
    </style:style>
    <style:style style:name="T1" style:family="text">
      <style:text-properties fo:color="#66cc00"/>
    </style:style>
    <style:style style:name="T2" style:family="text">
      <style:text-properties fo:color="#66cc00" officeooo:rsid="002011aa"/>
    </style:style>
    <style:style style:name="T3" style:family="text">
      <style:text-properties officeooo:rsid="002011aa"/>
    </style:style>
    <style:style style:name="T4" style:family="text">
      <style:text-properties officeooo:rsid="00212e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1 21/04/2015 a 04/05/2017</text:p>
      <text:p text:style-name="P1"/>
      <text:p text:style-name="P2">Infraestrutura</text:p>
      <text:list xml:id="list1659884898564433385" text:style-name="L1">
        <text:list-item>
          <text:p text:style-name="P3">Criar conta host de teste [<text:span text:style-name="T3">2</text:span>]<text:span text:style-name="T1">ok</text:span></text:p>
        </text:list-item>
        <text:list-item>
          <text:p text:style-name="P3">Configurar ambiente de desenvolvimento [<text:span text:style-name="T3">2</text:span>]<text:span text:style-name="T1">ok</text:span></text:p>
        </text:list-item>
        <text:list-item>
          <text:p text:style-name="P3">Sincroizar ambiente de desenvolvimento com repositório GIT[<text:span text:style-name="T3">2</text:span>]<text:span text:style-name="T1">ok</text:span></text:p>
        </text:list-item>
        <text:list-item>
          <text:p text:style-name="P3">Criar base de dos no hoste de teste [1] <text:span text:style-name="T1">ok</text:span></text:p>
        </text:list-item>
        <text:list-item>
          <text:p text:style-name="P3">Upload projeto host de testes [1]<text:span text:style-name="T1">ok</text:span></text:p>
          <text:p text:style-name="P3"/>
          <text:p text:style-name="P3"/>
        </text:list-item>
      </text:list>
      <text:p text:style-name="P2">Tema</text:p>
      <text:p text:style-name="P2"><text:tab/>Arte responsiva </text:p>
      <text:p text:style-name="P2"><text:tab/>Template responsivo [8]</text:p>
      <text:p text:style-name="P2"/>
      <text:p text:style-name="P2">Institucional</text:p>
      <text:p text:style-name="P2"/>
      <text:p text:style-name="P2">Usuários</text:p>
      <text:p text:style-name="P2"><text:tab/><text:span text:style-name="T3">Arte</text:span></text:p>
      <text:p text:style-name="P2"><text:tab/><text:tab/><text:span text:style-name="T3">Tela login[2] </text:span><text:span text:style-name="T2">ok</text:span></text:p>
      <text:p text:style-name="P2"/>
      <text:p text:style-name="P2"><text:tab/><text:span text:style-name="T3">Template</text:span></text:p>
      <text:p text:style-name="P2"><text:tab/><text:tab/><text:span text:style-name="T3">Tela login[]</text:span></text:p>
      <text:p text:style-name="P2"/>
      <text:p text:style-name="P4"><text:tab/><text:span text:style-name="T4">Persistencia</text:span></text:p>
      <text:p text:style-name="P4"><text:tab/><text:tab/><text:span text:style-name="T4">Modelo Banco de dados</text:span></text:p>
      <text:p text:style-name="P4"/>
      <text:p text:style-name="P4"><text:tab/><text:tab/><text:span text:style-name="T4">Implantação tabelas no banco de dados</text:span></text:p>
      <text:p text:style-name="P4"><text:span text:style-name="T3"><text:tab/>Model</text:span></text:p>
      <text:p text:style-name="P2"><text:tab/><text:tab/></text:p>
      <text:p text:style-name="P2"/>
      <text:p text:style-name="P2"><text:tab/><text:span text:style-name="T3">Controller</text:span></text:p>
      <text:p text:style-name="P2"><text:tab/><text:tab/><text:span text:style-name="T3">Integração </text:span></text:p>
      <text:p text:style-name="P2"/>
      <text:p text:style-name="P2"><text:tab/><text:span text:style-name="T3">View</text:span></text:p>
      <text:p text:style-name="P2"><text:tab/><text:tab/><text:span text:style-name="T3">Integração controller com a view – tela de login</text:span></text:p>
      <text:p text:style-name="P2">Cursos</text:p>
      <text:p text:style-name="P4"><text:tab/><text:span text:style-name="T4">Tema</text:span></text:p>
      <text:p text:style-name="P4"><text:span text:style-name="T4"><text:tab/><text:tab/>Arte</text:span></text:p>
      <text:p text:style-name="P2"/>
      <text:p text:style-name="P2"><text:tab/><text:tab/><text:span text:style-name="T4">Template</text:span></text:p>
      <text:p text:style-name="P2"><text:tab/><text:span text:style-name="T4">Modelo</text:span></text:p>
      <text:p text:style-name="P2"/>
      <text:p text:style-name="P2"><text:tab/><text:span text:style-name="T4">Controller</text:span></text:p>
      <text:p text:style-name="P2"/>
      <text:p text:style-name="P2"><text:tab/><text:span text:style-name="T4">View</text:span></text:p>
      <text:p text:style-name="P2"/>
      <text:p text:style-name="P2"/>
      <text:p text:style-name="P2">Noticiar</text:p>
      <text:p text:style-name="P2"/>
      <text:p text:style-name="P2">Home</text:p>
      <text:p text:style-name="P2"/>
      <text:p text:style-name="P2"/>
      <text:p text:style-name="P1"><text:soft-page-break/></text:p>
      <text:p text:style-name="P2">Sprint 2 08/05/2017 a <text:s/>22/05/2017</text:p>
      <text:p text:style-name="P2"/>
      <text:p text:style-name="P2">Tema</text:p>
      <text:p text:style-name="P2"/>
      <text:p text:style-name="P2">Institucional</text:p>
      <text:p text:style-name="P2"/>
      <text:p text:style-name="P2">Usuários</text:p>
      <text:p text:style-name="P2"/>
      <text:p text:style-name="P2">Cursos</text:p>
      <text:p text:style-name="P2"/>
      <text:p text:style-name="P2">Noticias</text:p>
      <text:p text:style-name="P2"/>
      <text:p text:style-name="P2">Estágio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3:44:30.101087877</meta:creation-date>
    <meta:generator>LibreOffice/4.2.8.2$Linux_X86_64 LibreOffice_project/420m0$Build-2</meta:generator>
    <dc:date>2017-05-08T14:11:25.485665772</dc:date>
    <meta:editing-duration>PT3M43S</meta:editing-duration>
    <meta:editing-cycles>2</meta:editing-cycles>
    <meta:document-statistic meta:table-count="0" meta:image-count="0" meta:object-count="0" meta:page-count="2" meta:paragraph-count="41" meta:word-count="103" meta:character-count="687" meta:non-whitespace-character-count="595"/>
  </office:meta>
</office:document-meta>
</file>